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6854in" style:rel-column-width="15950*"/>
    </style:style>
    <style:style style:name="Table13.B" style:family="table-column">
      <style:table-column-properties style:column-width="1.5in" style:rel-column-width="14195*"/>
    </style:style>
    <style:style style:name="Table13.C" style:family="table-column">
      <style:table-column-properties style:column-width="3.7396in" style:rel-column-width="3539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in" style:rel-column-width="9463*"/>
    </style:style>
    <style:style style:name="Table15.B" style:family="table-column">
      <style:table-column-properties style:column-width="1.1854in" style:rel-column-width="11218*"/>
    </style:style>
    <style:style style:name="Table15.C" style:family="table-column">
      <style:table-column-properties style:column-width="4.7396in" style:rel-column-width="44854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in" style:rel-column-width="9463*"/>
    </style:style>
    <style:style style:name="Table16.B" style:family="table-column">
      <style:table-column-properties style:column-width="1.1854in" style:rel-column-width="11218*"/>
    </style:style>
    <style:style style:name="Table16.C" style:family="table-column">
      <style:table-column-properties style:column-width="4.7396in" style:rel-column-width="44854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5in" style:rel-column-width="14195*"/>
    </style:style>
    <style:style style:name="Table14.B" style:family="table-column">
      <style:table-column-properties style:column-width="1.5646in" style:rel-column-width="14806*"/>
    </style:style>
    <style:style style:name="Table14.C" style:family="table-column">
      <style:table-column-properties style:column-width="3.8604in" style:rel-column-width="36534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6285in" style:rel-column-width="15411*"/>
    </style:style>
    <style:style style:name="Table17.B" style:family="table-column">
      <style:table-column-properties style:column-width="1.6215in" style:rel-column-width="15345*"/>
    </style:style>
    <style:style style:name="Table17.C" style:family="table-column">
      <style:table-column-properties style:column-width="3.675in" style:rel-column-width="34779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7493in" style:rel-column-width="16554*"/>
    </style:style>
    <style:style style:name="Table20.B" style:family="table-column">
      <style:table-column-properties style:column-width="1.0639in" style:rel-column-width="10068*"/>
    </style:style>
    <style:style style:name="Table20.C" style:family="table-column">
      <style:table-column-properties style:column-width="4.1118in" style:rel-column-width="38913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7493in" style:rel-column-width="16554*"/>
    </style:style>
    <style:style style:name="Table18.B" style:family="table-column">
      <style:table-column-properties style:column-width="1.7535in" style:rel-column-width="16594*"/>
    </style:style>
    <style:style style:name="Table18.C" style:family="table-column">
      <style:table-column-properties style:column-width="3.4222in" style:rel-column-width="32387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5c82" officeooo:paragraph-rsid="0008cb39" style:font-weight-asian="bold" style:font-weight-complex="bold"/>
    </style:style>
    <style:style style:name="P2" style:family="paragraph" style:parent-style-name="Standard">
      <style:text-properties fo:font-style="italic" fo:font-weight="bold" officeooo:rsid="004e2d6b" officeooo:paragraph-rsid="0008cb3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70839d" officeooo:paragraph-rsid="0008cb3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504dd5" officeooo:paragraph-rsid="0008cb39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normal" officeooo:rsid="004e2d6b" officeooo:paragraph-rsid="0008cb39" style:font-weight-asian="normal" style:font-weight-complex="normal"/>
    </style:style>
    <style:style style:name="P6" style:family="paragraph" style:parent-style-name="Standard">
      <style:text-properties fo:font-size="10pt" fo:font-style="normal" fo:font-weight="normal" officeooo:rsid="0085a7c9" officeooo:paragraph-rsid="0008cb3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fo:font-weight="normal" officeooo:rsid="008856b7" officeooo:paragraph-rsid="0008cb39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fo:font-weight="normal" officeooo:rsid="008b9637" officeooo:paragraph-rsid="0008cb39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ize="10pt" fo:font-style="normal" fo:font-weight="normal" officeooo:rsid="008d7f2d" officeooo:paragraph-rsid="0008cb39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fo:font-style="normal" fo:font-weight="normal" officeooo:rsid="00905aa0" officeooo:paragraph-rsid="0008cb39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0pt" fo:font-style="normal" fo:font-weight="normal" officeooo:rsid="0008cb39" officeooo:paragraph-rsid="0008cb3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ize="10pt" fo:font-style="normal" style:text-underline-style="none" fo:font-weight="normal" officeooo:rsid="00984112" officeooo:paragraph-rsid="0008cb39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font-size="10pt" officeooo:rsid="007d9beb" officeooo:paragraph-rsid="0008cb39" style:font-size-asian="10pt" style:font-size-complex="10pt"/>
    </style:style>
    <style:style style:name="P14" style:family="paragraph" style:parent-style-name="Standard">
      <style:text-properties fo:font-size="9pt" fo:font-style="normal" fo:font-weight="normal" officeooo:rsid="0008cb39" officeooo:paragraph-rsid="0008cb39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4e2d6b" officeooo:paragraph-rsid="0008cb39" style:font-size-asian="10pt" style:font-size-complex="10pt"/>
    </style:style>
    <style:style style:name="P16" style:family="paragraph" style:parent-style-name="Table_20_Contents">
      <style:text-properties fo:font-size="10pt" officeooo:rsid="004fae80" officeooo:paragraph-rsid="0008cb39" style:font-size-asian="10pt" style:font-size-complex="10pt"/>
    </style:style>
    <style:style style:name="P17" style:family="paragraph" style:parent-style-name="Table_20_Contents">
      <style:text-properties fo:font-size="10pt" officeooo:rsid="00504dd5" officeooo:paragraph-rsid="0008cb39" style:font-size-asian="10pt" style:font-size-complex="10pt"/>
    </style:style>
    <style:style style:name="P18" style:family="paragraph" style:parent-style-name="Table_20_Contents">
      <style:text-properties fo:font-size="10pt" officeooo:rsid="0051b5ad" officeooo:paragraph-rsid="0008cb39" style:font-size-asian="10pt" style:font-size-complex="10pt"/>
    </style:style>
    <style:style style:name="P19" style:family="paragraph" style:parent-style-name="Table_20_Contents">
      <style:text-properties fo:font-size="10pt" officeooo:rsid="00526c8b" officeooo:paragraph-rsid="0008cb39" style:font-size-asian="10pt" style:font-size-complex="10pt"/>
    </style:style>
    <style:style style:name="P20" style:family="paragraph" style:parent-style-name="Table_20_Contents">
      <style:text-properties fo:font-size="10pt" officeooo:rsid="00559148" officeooo:paragraph-rsid="0008cb39" style:font-size-asian="10pt" style:font-size-complex="10pt"/>
    </style:style>
    <style:style style:name="P21" style:family="paragraph" style:parent-style-name="Table_20_Contents">
      <style:text-properties fo:font-size="10pt" officeooo:rsid="0055f514" officeooo:paragraph-rsid="0008cb39" style:font-size-asian="10pt" style:font-size-complex="10pt"/>
    </style:style>
    <style:style style:name="P22" style:family="paragraph" style:parent-style-name="Table_20_Contents">
      <style:text-properties fo:font-size="10pt" officeooo:rsid="0056d9bd" officeooo:paragraph-rsid="0008cb39" style:font-size-asian="10pt" style:font-size-complex="10pt"/>
    </style:style>
    <style:style style:name="P23" style:family="paragraph" style:parent-style-name="Table_20_Contents">
      <style:text-properties fo:font-size="10pt" officeooo:rsid="0057c1a3" officeooo:paragraph-rsid="0008cb39" style:font-size-asian="10pt" style:font-size-complex="10pt"/>
    </style:style>
    <style:style style:name="P24" style:family="paragraph" style:parent-style-name="Table_20_Contents">
      <style:text-properties fo:font-size="10pt" officeooo:rsid="0059bb6f" officeooo:paragraph-rsid="0008cb39" style:font-size-asian="10pt" style:font-size-complex="10pt"/>
    </style:style>
    <style:style style:name="P25" style:family="paragraph" style:parent-style-name="Table_20_Contents">
      <style:text-properties fo:font-size="10pt" officeooo:rsid="005b2faf" officeooo:paragraph-rsid="0008cb39" style:font-size-asian="10pt" style:font-size-complex="10pt"/>
    </style:style>
    <style:style style:name="P26" style:family="paragraph" style:parent-style-name="Table_20_Contents">
      <style:text-properties fo:font-size="10pt" officeooo:rsid="005dfdcd" officeooo:paragraph-rsid="0008cb39" style:font-size-asian="10pt" style:font-size-complex="10pt"/>
    </style:style>
    <style:style style:name="P27" style:family="paragraph" style:parent-style-name="Table_20_Contents">
      <style:text-properties fo:font-size="10pt" officeooo:rsid="005fd567" officeooo:paragraph-rsid="0008cb39" style:font-size-asian="10pt" style:font-size-complex="10pt"/>
    </style:style>
    <style:style style:name="P28" style:family="paragraph" style:parent-style-name="Table_20_Contents">
      <style:text-properties fo:font-size="10pt" officeooo:rsid="005e050a" officeooo:paragraph-rsid="0008cb39" style:font-size-asian="10pt" style:font-size-complex="10pt"/>
    </style:style>
    <style:style style:name="P29" style:family="paragraph" style:parent-style-name="Table_20_Contents">
      <style:text-properties fo:font-size="10pt" officeooo:rsid="00623a45" officeooo:paragraph-rsid="0008cb39" style:font-size-asian="10pt" style:font-size-complex="10pt"/>
    </style:style>
    <style:style style:name="P30" style:family="paragraph" style:parent-style-name="Table_20_Contents">
      <style:text-properties fo:font-size="10pt" officeooo:rsid="008d7f2d" officeooo:paragraph-rsid="0008cb39" style:font-size-asian="10pt" style:font-size-complex="10pt"/>
    </style:style>
    <style:style style:name="P31" style:family="paragraph" style:parent-style-name="Table_20_Contents">
      <style:text-properties fo:font-size="10pt" officeooo:rsid="006369f8" officeooo:paragraph-rsid="0008cb39" style:font-size-asian="10pt" style:font-size-complex="10pt"/>
    </style:style>
    <style:style style:name="P32" style:family="paragraph" style:parent-style-name="Table_20_Contents">
      <style:text-properties fo:font-size="10pt" officeooo:rsid="007d9beb" officeooo:paragraph-rsid="0008cb39" style:font-size-asian="10pt" style:font-size-complex="10pt"/>
    </style:style>
    <style:style style:name="P33" style:family="paragraph" style:parent-style-name="Table_20_Contents">
      <style:text-properties fo:font-size="10pt" officeooo:rsid="0070839d" officeooo:paragraph-rsid="0008cb39" style:font-size-asian="10pt" style:font-size-complex="10pt"/>
    </style:style>
    <style:style style:name="P34" style:family="paragraph" style:parent-style-name="Table_20_Contents">
      <style:text-properties fo:font-size="10pt" officeooo:rsid="00713921" officeooo:paragraph-rsid="0008cb39" style:font-size-asian="10pt" style:font-size-complex="10pt"/>
    </style:style>
    <style:style style:name="P35" style:family="paragraph" style:parent-style-name="Table_20_Contents">
      <style:text-properties fo:font-size="10pt" officeooo:rsid="00686578" officeooo:paragraph-rsid="0008cb39" style:font-size-asian="10pt" style:font-size-complex="10pt"/>
    </style:style>
    <style:style style:name="P36" style:family="paragraph" style:parent-style-name="Table_20_Contents">
      <style:text-properties fo:font-size="9pt" officeooo:rsid="007dc665" officeooo:paragraph-rsid="0008cb39" style:font-size-asian="9pt" style:font-size-complex="9pt"/>
    </style:style>
    <style:style style:name="T1" style:family="text">
      <style:text-properties officeooo:rsid="0099457d"/>
    </style:style>
    <style:style style:name="T2" style:family="text">
      <style:text-properties officeooo:rsid="0055f51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526c8b"/>
    </style:style>
    <style:style style:name="T5" style:family="text">
      <style:text-properties officeooo:rsid="0056d9bd"/>
    </style:style>
    <style:style style:name="T6" style:family="text">
      <style:text-properties officeooo:rsid="00668800"/>
    </style:style>
    <style:style style:name="T7" style:family="text">
      <style:text-properties officeooo:rsid="00578bcb"/>
    </style:style>
    <style:style style:name="T8" style:family="text">
      <style:text-properties officeooo:rsid="0059bb6f"/>
    </style:style>
    <style:style style:name="T9" style:family="text">
      <style:text-properties officeooo:rsid="005aab75"/>
    </style:style>
    <style:style style:name="T10" style:family="text">
      <style:text-properties officeooo:rsid="007b2b5d"/>
    </style:style>
    <style:style style:name="T11" style:family="text">
      <style:text-properties officeooo:rsid="005b2faf"/>
    </style:style>
    <style:style style:name="T12" style:family="text">
      <style:text-properties officeooo:rsid="005fd567"/>
    </style:style>
    <style:style style:name="T13" style:family="text">
      <style:text-properties officeooo:rsid="007a0f6a"/>
    </style:style>
    <style:style style:name="T14" style:family="text">
      <style:text-properties officeooo:rsid="005e050a"/>
    </style:style>
    <style:style style:name="T15" style:family="text">
      <style:text-properties officeooo:rsid="00623a45"/>
    </style:style>
    <style:style style:name="T16" style:family="text">
      <style:text-properties officeooo:rsid="008e6930"/>
    </style:style>
    <style:style style:name="T17" style:family="text">
      <style:text-properties officeooo:rsid="0063e149"/>
    </style:style>
    <style:style style:name="T18" style:family="text">
      <style:text-properties officeooo:rsid="0091568d"/>
    </style:style>
    <style:style style:name="T19" style:family="text">
      <style:text-properties style:text-position="super 58%" officeooo:rsid="0091568d"/>
    </style:style>
    <style:style style:name="T20" style:family="text">
      <style:text-properties fo:font-size="9pt" officeooo:rsid="0095d413" style:font-size-asian="9pt" style:font-size-complex="9pt"/>
    </style:style>
    <style:style style:name="T21" style:family="text">
      <style:text-properties fo:font-size="9pt" officeooo:rsid="007dc665" style:font-size-asian="9pt" style:font-size-complex="9pt"/>
    </style:style>
    <style:style style:name="T22" style:family="text">
      <style:text-properties officeooo:rsid="009307ca"/>
    </style:style>
    <style:style style:name="T23" style:family="text">
      <style:text-properties officeooo:rsid="0098553e"/>
    </style:style>
    <style:style style:name="T24" style:family="text">
      <style:text-properties officeooo:rsid="00686578"/>
    </style:style>
    <style:style style:name="T25" style:family="text">
      <style:text-properties officeooo:rsid="0008cb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. </text:span>details for the logic blocks <text:span text:style-name="T25">in L2 Cache</text:span></text:p>
      <text:p text:style-name="P5"/>
      <text:p text:style-name="P2">tag_load_logic</text:p>
      <text:p text:style-name="P11">This block is a decoder that if the input load signal is high, it output one of the tag_load signal to be high, according to LRU. Other signals will be low. </text:p>
      <text:p text:style-name="P6"/>
      <text:p text:style-name="P5"/>
      <text:p text:style-name="P2">data_load_logic</text:p>
      <text:p text:style-name="P14"><text:span text:style-name="T3">This block is a decoder that if the first bit of the load_data_select is high, then depending the second bit, the block will raise the corresponding output signal accroding to hit_way or </text:span></text:p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">Inputs signals</text:p>
          </table:table-cell>
          <table:table-cell table:style-name="Table13.A1" office:value-type="string">
            <text:p text:style-name="P15">Outputs signals</text:p>
          </table:table-cell>
          <table:table-cell table:style-name="Table13.C1" office:value-type="string">
            <text:p text:style-name="P15">logics</text:p>
          </table:table-cell>
        </table:table-row>
        <table:table-row>
          <table:table-cell table:style-name="Table13.A2" office:value-type="string">
            <text:p text:style-name="P17">LRU(logic)</text:p>
            <text:p text:style-name="P17">hit_way(logic)</text:p>
            <text:p text:style-name="P18">load_data_select(logic[1:0])</text:p>
          </table:table-cell>
          <table:table-cell table:style-name="Table13.A2" office:value-type="string">
            <text:p text:style-name="P18">data_1_load(logic)</text:p>
            <text:p text:style-name="P18">data_2_load(logic)</text:p>
          </table:table-cell>
          <table:table-cell table:style-name="Table13.C2" office:value-type="string">
            <text:p text:style-name="P18">data_1_load=0;</text:p>
            <text:p text:style-name="P18">data_2_load=0;</text:p>
            <text:p text:style-name="P18">if (<text:span text:style-name="T4">l</text:span>oad_data_select ==0b10) <text:span text:style-name="T4">{</text:span></text:p>
            <text:p text:style-name="P18"><text:s text:c="8"/><text:span text:style-name="T4">if (hit_way==0b0)</text:span></text:p>
            <text:p text:style-name="P18"><text:s text:c="16"/><text:span text:style-name="T4">data_1_load=1;</text:span></text:p>
            <text:p text:style-name="P18"><text:s text:c="8"/><text:span text:style-name="T4">else </text:span></text:p>
            <text:p text:style-name="P18"><text:s text:c="16"/><text:span text:style-name="T4">data_2_load=1;</text:span></text:p>
            <text:p text:style-name="P19">} else if (load_data_select==0b11) {</text:p>
            <text:p text:style-name="P18"><text:s text:c="8"/><text:span text:style-name="T4">if (LRU==0)</text:span></text:p>
            <text:p text:style-name="P18"><text:s text:c="16"/><text:span text:style-name="T4">data_1_load=1;</text:span></text:p>
            <text:p text:style-name="P18"><text:s text:c="8"/><text:span text:style-name="T4">else </text:span></text:p>
            <text:p text:style-name="P18"><text:s text:c="16"/><text:span text:style-name="T4">data_2_load=1;</text:span></text:p>
            <text:p text:style-name="P19">}</text:p>
          </table:table-cell>
        </table:table-row>
      </table:table>
      <text:p text:style-name="P5"/>
      <text:p text:style-name="P2">valid_load_logic</text:p>
      <text:p text:style-name="P6">This block contains two AND gates and one NOT gate. The first AND gate’s inputs are set_valid and the signal LRU gone by the NOT gate, namely !LRU, and its output is valid_1_load. The second AND gate does the logic and between set_valid and LRU and outputs to valid_2_load signal. 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5">Inputs signals</text:p>
          </table:table-cell>
          <table:table-cell table:style-name="Table15.A1" office:value-type="string">
            <text:p text:style-name="P15">Outputs signals</text:p>
          </table:table-cell>
          <table:table-cell table:style-name="Table15.C1" office:value-type="string">
            <text:p text:style-name="P15">logics</text:p>
          </table:table-cell>
        </table:table-row>
        <table:table-row>
          <table:table-cell table:style-name="Table15.A2" office:value-type="string">
            <text:p text:style-name="P20">LRU(logic)</text:p>
            <text:p text:style-name="P20">set_valid(logic)</text:p>
          </table:table-cell>
          <table:table-cell table:style-name="Table15.A2" office:value-type="string">
            <text:p text:style-name="P20">valid_1_load(logic)</text:p>
            <text:p text:style-name="P20">valid_2_load(logic)</text:p>
          </table:table-cell>
          <table:table-cell table:style-name="Table15.C2" office:value-type="string">
            <text:p text:style-name="P20">valid_1_load=0;</text:p>
            <text:p text:style-name="P20">valid_2_load=0;</text:p>
            <text:p text:style-name="P21">if (set_valid==0b1 &amp;&amp; <text:span text:style-name="T5">LRU==0</text:span>)</text:p>
            <text:p text:style-name="P16"><text:s text:c="8"/><text:span text:style-name="T5">valid_1_load=1;</text:span></text:p>
            <text:p text:style-name="P22">else <text:span text:style-name="T2">(set_valid==0b1 &amp;&amp; </text:span>LRU==<text:span text:style-name="T6">1)</text:span></text:p>
            <text:p text:style-name="P16"><text:s text:c="8"/><text:span text:style-name="T7">valid_2_load=1;</text:span></text:p>
          </table:table-cell>
        </table:table-row>
      </table:table>
      <text:p text:style-name="P5"/>
      <text:p text:style-name="P2">dirty_load_logic</text:p>
      <text:p text:style-name="P8">To use less logic as possible, the dirty_1_in and dirty_2_in can be directly connect to the set_dirty signal. To generate the dirty_1_load and dirty_2_load, we need 4 3-to-1 AND gates, 2 OR gates, and 6 NOT gates. To output the dirty_1_load signal, we use 2 3-to-1 AND gates, 1 OR gate and 4 NOT gates to complete the following logic:</text:p>
      <text:p text:style-name="P8"><text:tab/><text:tab/>(!hit_way)*set_dirty*(!clr_dirty)+(!LRU)*(!set_dirty)*clr_dirty</text:p>
      <text:p text:style-name="P8">To generate the signal dirty_2_load, we use the rest of the logic gates to do the following logic:</text:p>
      <text:p text:style-name="P8"><text:tab/><text:tab/>hit_way*set_dirty*(!clr_dirty)+LRU*(!set_dirty)*clr_dirty</text:p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">Inputs signals</text:p>
          </table:table-cell>
          <table:table-cell table:style-name="Table16.A1" office:value-type="string">
            <text:p text:style-name="P15">Outputs signals</text:p>
          </table:table-cell>
          <table:table-cell table:style-name="Table16.C1" office:value-type="string">
            <text:p text:style-name="P15">logics</text:p>
          </table:table-cell>
        </table:table-row>
        <table:table-row>
          <table:table-cell table:style-name="Table16.A2" office:value-type="string">
            <text:p text:style-name="P23">LRU(logic)</text:p>
            <text:p text:style-name="P23">clr_dirty(logic)</text:p>
            <text:p text:style-name="P23">set_dirty(logic)</text:p>
            <text:p text:style-name="P23">hit_way(logic)</text:p>
          </table:table-cell>
          <table:table-cell table:style-name="Table16.A2" office:value-type="string">
            <text:p text:style-name="P23">dirty_1_load(logic)</text:p>
            <text:p text:style-name="P23">dirty_2_load(logic)</text:p>
            <text:p text:style-name="P23">dirty_1_in(logic)</text:p>
            <text:p text:style-name="P23">dirty_2_in(logic)</text:p>
          </table:table-cell>
          <table:table-cell table:style-name="Table16.C2" office:value-type="string">
            <text:p text:style-name="P23">dirty_1_load<text:span text:style-name="T8">=0;</text:span></text:p>
            <text:p text:style-name="P23">dirty_2_load<text:span text:style-name="T8">=0;</text:span></text:p>
            <text:p text:style-name="P23">dirty_1_in<text:span text:style-name="T8">=0;</text:span></text:p>
            <text:p text:style-name="P23">dirty_2_in<text:span text:style-name="T8">=0;</text:span></text:p>
            <text:p text:style-name="P24">if (set_dirty==0b1){</text:p>
            <text:p text:style-name="P16"><text:s text:c="8"/><text:span text:style-name="T8">if (hit_way==0){</text:span></text:p>
            <text:p text:style-name="P16"><text:soft-page-break/><text:s text:c="16"/><text:span text:style-name="T9">dirty_1_load=1;</text:span></text:p>
            <text:p text:style-name="P16"><text:s text:c="16"/><text:span text:style-name="T9">dirty_1_in=1;</text:span></text:p>
            <text:p text:style-name="P16"><text:s text:c="8"/><text:span text:style-name="T8">}</text:span></text:p>
            <text:p text:style-name="P16"><text:s text:c="8"/><text:span text:style-name="T9">else {</text:span></text:p>
            <text:p text:style-name="P16"><text:s text:c="16"/><text:span text:style-name="T9">dirty_2_load=1;</text:span></text:p>
            <text:p text:style-name="P16"><text:s text:c="16"/><text:span text:style-name="T9">dirty_2_in=1;</text:span></text:p>
            <text:p text:style-name="P16"><text:s text:c="8"/><text:span text:style-name="T9">}</text:span> <text:s text:c="7"/></text:p>
            <text:p text:style-name="P24">}</text:p>
            <text:p text:style-name="P25"><text:span text:style-name="T10">else </text:span>if (clr_dirty==0b1) {</text:p>
            <text:p text:style-name="P16"><text:s text:c="8"/><text:span text:style-name="T11">if (LRU==0) </text:span></text:p>
            <text:p text:style-name="P16"><text:s text:c="16"/><text:span text:style-name="T11">dirty_1_load=1;</text:span></text:p>
            <text:p text:style-name="P16"><text:s text:c="8"/><text:span text:style-name="T11">else</text:span></text:p>
            <text:p text:style-name="P16"><text:s text:c="16"/><text:span text:style-name="T11">dirty_2_load=1;</text:span> <text:s text:c="7"/></text:p>
            <text:p text:style-name="P16"><text:s text:c="8"/></text:p>
            <text:p text:style-name="P25">}</text:p>
          </table:table-cell>
        </table:table-row>
      </table:table>
      <text:p text:style-name="P5"/>
      <text:p text:style-name="P2">pmem_addr_logic</text:p>
      <text:p text:style-name="P9">We use two 2-to-1 MUX with data-width of 32 bits. We use LRU to select <text:span text:style-name="T12">{tag_1_out[23:0],set[2:0],5’b0} </text:span>by LRU as one,<text:span text:style-name="T12"> </text:span>and <text:span text:style-name="T12">{tag_2_out[23:0],set[2:0],5’b0} </text:span>with LRU being zero<text:span text:style-name="T12">. </text:span>Then we use pmem_addr_select to select <text:span text:style-name="T12">{mem_addr[31:5] , 5’b0} </text:span>as pmem_addr being zero, and the output from the previous MUX by pmem_addr_select as one. </text:p>
      <text:p text:style-name="P9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5">Inputs signals</text:p>
          </table:table-cell>
          <table:table-cell table:style-name="Table14.A1" office:value-type="string">
            <text:p text:style-name="P15">Outputs signals</text:p>
          </table:table-cell>
          <table:table-cell table:style-name="Table14.C1" office:value-type="string">
            <text:p text:style-name="P15">logics</text:p>
          </table:table-cell>
        </table:table-row>
        <table:table-row>
          <table:table-cell table:style-name="Table14.A2" office:value-type="string">
            <text:p text:style-name="P26">set(logic [2:<text:span text:style-name="T13">0</text:span>])</text:p>
            <text:p text:style-name="P26">LRU(logic)</text:p>
            <text:p text:style-name="P27">tag_1_out(logic[23:0])</text:p>
            <text:p text:style-name="P27">tag_2_out(logic[23:0])</text:p>
            <text:p text:style-name="P26">mem_addr(logic[31:0])</text:p>
            <text:p text:style-name="P28">pmem_addr_select(logic)</text:p>
          </table:table-cell>
          <table:table-cell table:style-name="Table14.A2" office:value-type="string">
            <text:p text:style-name="P28">pmem_addr(logic[31:0])</text:p>
          </table:table-cell>
          <table:table-cell table:style-name="Table14.C2" office:value-type="string">
            <text:p text:style-name="P27">pmem_addr={mem_addr[31:5], 5’b0};</text:p>
            <text:p text:style-name="P27">if (<text:span text:style-name="T14">pmem_addr_select</text:span>==1){</text:p>
            <text:p text:style-name="P27"><text:s text:c="4"/>if (LRU==0)</text:p>
            <text:p text:style-name="P27"><text:s text:c="8"/>pmem_addr={tag_1_out[23:0],set[2:0],5’b0};</text:p>
            <text:p text:style-name="P27"><text:s text:c="4"/>else</text:p>
            <text:p text:style-name="P27"><text:s text:c="8"/>pmem_addr={tag_2_out[23:0],set[2:0],5’b0};</text:p>
            <text:p text:style-name="P27">}</text:p>
          </table:table-cell>
        </table:table-row>
      </table:table>
      <text:p text:style-name="P5"/>
      <text:p text:style-name="P2">mem_data_convertor</text:p>
      <text:p text:style-name="P9">This block contains two 32-to-1 MUX and one 2-to-1 MUX, and both of the MUXs’ <text:s/>data-width are 32 bit-long. The selecting bits are {<text:span text:style-name="T15">offset, </text:span>byte_offset} for the 32-to-MUX. <text:s/>The 32 inputs for <text:span text:style-name="T16">each </text:span>this MUX is <text:span text:style-name="T16">either 32 continuous logic</text:span> <text:span text:style-name="T16">signals from data_1_out with stride of 1 bit or from data_2_out. Note that the out-of-boundary bits are hardcode to zero. The other 2-to-1 MUX then select from the two outputs by hit_way. hit_way equal to zero makes to select data_1_out’s output, and hit_way equal to one makes to select data_2_out’s output. </text:span></text:p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">Inputs signals</text:p>
          </table:table-cell>
          <table:table-cell table:style-name="Table17.A1" office:value-type="string">
            <text:p text:style-name="P15">Outputs signals</text:p>
          </table:table-cell>
          <table:table-cell table:style-name="Table17.C1" office:value-type="string">
            <text:p text:style-name="P15">logics</text:p>
          </table:table-cell>
        </table:table-row>
        <table:table-row>
          <table:table-cell table:style-name="Table17.A2" office:value-type="string">
            <text:p text:style-name="P29">data_1_out(logic[255:0])</text:p>
            <text:p text:style-name="P29">data_2_out(logic[255:0])</text:p>
            <text:p text:style-name="P29">offset(logic[2:0])</text:p>
            <text:p text:style-name="P30">byte_offset(logic[1:0])</text:p>
            <text:p text:style-name="P31">hit_way(logic)</text:p>
          </table:table-cell>
          <table:table-cell table:style-name="Table17.A2" office:value-type="string">
            <text:p text:style-name="P31"><text:span text:style-name="T17">mem_r</text:span>data<text:span text:style-name="T17">(logic[31:0])</text:span></text:p>
          </table:table-cell>
          <table:table-cell table:style-name="Table17.C2" office:value-type="string">
            <text:p text:style-name="P32">if(hit_way)</text:p>
            <text:p text:style-name="P32">{</text:p>
            <text:p text:style-name="P32"><text:s text:c="4"/>if(offset==7 &amp;&amp; byte_offset!=0) {</text:p>
            <text:p text:style-name="P32"><text:s text:c="8"/>case(byte_offset)</text:p>
            <text:p text:style-name="P32"><text:s text:c="12"/>2'b01:</text:p>
            <text:p text:style-name="P32"><text:s text:c="16"/>mem_rdata={8'b0, data_2[31-:24]};</text:p>
            <text:p text:style-name="P32"><text:s text:c="12"/>2'b10:</text:p>
            <text:p text:style-name="P32"><text:s text:c="16"/>mem_rdata={16'b0, data_2[31-:16]};</text:p>
            <text:p text:style-name="P32"><text:s text:c="12"/>2'b11:</text:p>
            <text:p text:style-name="P32"><text:s text:c="16"/>mem_rdata={24'b0, data_2[31-:8]};</text:p>
            <text:p text:style-name="P32"><text:s text:c="12"/>default</text:p>
            <text:p text:style-name="P32"><text:s text:c="16"/>mem_rdata=32'b0;</text:p>
            <text:p text:style-name="P32"><text:s text:c="8"/>endcase</text:p>
            <text:p text:style-name="P32"><text:s text:c="4"/>}</text:p>
            <text:p text:style-name="P32"><text:s text:c="4"/>else</text:p>
            <text:p text:style-name="P32"><text:s text:c="8"/>mem_rdata=data_2[(32*offset+8*byte_offset+31)-:32];</text:p>
            <text:p text:style-name="P32">}</text:p>
            <text:p text:style-name="P32">else {</text:p>
            <text:p text:style-name="P32"><text:soft-page-break/><text:s text:c="4"/>if(offset==7 &amp;&amp; byte_offset!=0) {</text:p>
            <text:p text:style-name="P32"><text:s text:c="8"/>case(byte_offset)</text:p>
            <text:p text:style-name="P13"><text:s text:c="10"/>2'b01:</text:p>
            <text:p text:style-name="P32"><text:s text:c="16"/>mem_rdata={8'b0, data_1[31-:24]};</text:p>
            <text:p text:style-name="P32"><text:s text:c="12"/>2'b10:</text:p>
            <text:p text:style-name="P32"><text:s text:c="16"/>mem_rdata={16'b0, data_1[31-:16]};</text:p>
            <text:p text:style-name="P32"><text:s text:c="12"/>2'b11:</text:p>
            <text:p text:style-name="P32"><text:s text:c="16"/>mem_rdata={24'b0, data_1[31-:8]};</text:p>
            <text:p text:style-name="P32"><text:s text:c="12"/>default</text:p>
            <text:p text:style-name="P32"><text:s text:c="16"/>mem_rdata=32'b0;</text:p>
            <text:p text:style-name="P32"><text:s text:c="8"/>endcase</text:p>
            <text:p text:style-name="P32"><text:s text:c="4"/>}</text:p>
            <text:p text:style-name="P32"><text:s text:c="4"/>else</text:p>
            <text:p text:style-name="P32"><text:s text:c="8"/>mem_rdata=data_1[(32*offset+8*byte_offset+31)-:32];</text:p>
            <text:p text:style-name="P32">}</text:p>
          </table:table-cell>
        </table:table-row>
      </table:table>
      <text:p text:style-name="P5"/>
      <text:p text:style-name="P3">datain_logic </text:p>
      <text:p text:style-name="P10">This block contains one 2-to-1 MUX with data-width of 256 and 256 5-to-1 MUX, whose outputs will concatenate to the mem_wdata_out. <text:span text:style-name="T18">The first MUX will use hitway to select 256-bit signal either from data_1_out(hitway==0) or data_2_out(hitway==1). For description reason, let us divide the mem_wdata_out signals to 32 8-signal groups, and within each group the 8 signals are continuous and have order from 1 to 8. The input signals to the MUX that generates the signal of a certain group with certain number, ie 1</text:span><text:span text:style-name="T19">st</text:span><text:span text:style-name="T18"> group 2</text:span><text:span text:style-name="T19">nd</text:span><text:span text:style-name="T18"> signal, are related to its signal numbers, ie 2 here. Let us also divide the mem_wdata to 4 8-signal groups. The five inputs to the MUX are then the 4 signals in the mem_wdata with different group number but same signal number and also the signal with the same position from the output of the 2-to-1 MUX selected by hitway. The selecting bits for these 256 MUX satisfies such a way that if the bit number of output are small than #</text:span><text:span text:style-name="T20">(3</text:span><text:span text:style-name="T21">2*offset+8*byte_offset</text:span><text:span text:style-name="T20">)</text:span><text:span text:style-name="T21"> </text:span><text:span text:style-name="T22">or greater than #</text:span><text:span text:style-name="T20">(3</text:span><text:span text:style-name="T21">2*offset+8*byte_offset+31</text:span><text:span text:style-name="T20">)</text:span><text:span text:style-name="T21">, </text:span><text:span text:style-name="T22">then select the output signals from the previous MUX. Otherwise, select the signals in the mem_wdata_out within all the group number that is equal to #({</text:span><text:span text:style-name="T21">offset, byte_offset</text:span><text:span text:style-name="T22">}+offset from mem_byte_enable) to be the mem_wdata signals with the corresponding signals that falls in the all group number #(offset from mem_byte_enable). </text:span></text:p>
      <text:p text:style-name="P10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5">Inputs signals</text:p>
          </table:table-cell>
          <table:table-cell table:style-name="Table20.A1" office:value-type="string">
            <text:p text:style-name="P15">Outputs signals</text:p>
          </table:table-cell>
          <table:table-cell table:style-name="Table20.C1" office:value-type="string">
            <text:p text:style-name="P15">logics</text:p>
          </table:table-cell>
        </table:table-row>
        <table:table-row>
          <table:table-cell table:style-name="Table20.A2" office:value-type="string">
            <text:p text:style-name="P33">mem_wdata(logic[31:0])</text:p>
            <text:p text:style-name="P33">mem_byte_enable(logic[3:0])</text:p>
            <text:p text:style-name="P33">offset(logic[2:0])</text:p>
            <text:p text:style-name="P34">hitway(logic)</text:p>
            <text:p text:style-name="P29">data_1_out(logic[255:0])</text:p>
            <text:p text:style-name="P29">data_2_out(logic[255:0])</text:p>
            <text:p text:style-name="P33"/>
          </table:table-cell>
          <table:table-cell table:style-name="Table20.A2" office:value-type="string">
            <text:p text:style-name="P33">mem_wdata_out</text:p>
            <text:p text:style-name="P33">(logic[255:0])</text:p>
          </table:table-cell>
          <table:table-cell table:style-name="Table20.C2" office:value-type="string">
            <text:p text:style-name="P36">if(hit_way)</text:p>
            <text:p text:style-name="P36"><text:s text:c="4"/>mem_wdata_out[255:0]=data_2[255:0];</text:p>
            <text:p text:style-name="P36">else</text:p>
            <text:p text:style-name="P36"><text:s text:c="4"/>mem_wdata_out[255:0]=data_1[255:0];<text:tab/></text:p>
            <text:p text:style-name="P36">if(mem_byte_enable[0])</text:p>
            <text:p text:style-name="P36"><text:s text:c="4"/>mem_wdata_out[(32*offset+8*byte_offset+7)-:8]=mem_wdata[7:0];</text:p>
            <text:p text:style-name="P36">if(mem_byte_enable[1])</text:p>
            <text:p text:style-name="P36"><text:s text:c="4"/>mem_wdata_out[(32*offset+8*byte_offset+15)-:8]=mem_wdata[15:8];</text:p>
            <text:p text:style-name="P36">if(mem_byte_enable[2])</text:p>
            <text:p text:style-name="P36"><text:s text:c="4"/>mem_wdata_out[(32*offset+8*byte_offset+23)-:8]=mem_wdata[23:16];</text:p>
            <text:p text:style-name="P36">if(mem_byte_enable[3])</text:p>
            <text:p text:style-name="P36"><text:s text:c="4"/>mem_wdata_out[(32*offset+8*byte_offset+31)-:8]=mem_wdata[31:24];</text:p>
          </table:table-cell>
        </table:table-row>
      </table:table>
      <text:p text:style-name="P4"/>
      <text:p text:style-name="P4"/>
      <text:p text:style-name="P4">hit_checker</text:p>
      <text:p text:style-name="P12">This block contains two comparator(24-bit data width) <text:span text:style-name="T23">and</text:span> one 2-to-1 MUXs(1-bit long). The two comparators compare the <text:span text:style-name="T24">mem_addr[31:8] </text:span>with tag_1_out and <text:span text:style-name="T24">mem_addr[31:8] </text:span>with tag_2_out respectively. The two 1-bit outputs then come into OR gate and generate the <text:span text:style-name="T23">hit signal. To simplify the logic, hit_way logic can be connected to the output signal from the comparator comparing tag_2_out and mem_addr[31:8] signals. </text:span></text:p>
      <text:p text:style-name="P1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">Inputs signals</text:p>
          </table:table-cell>
          <table:table-cell table:style-name="Table18.A1" office:value-type="string">
            <text:p text:style-name="P15">Outputs signals</text:p>
          </table:table-cell>
          <table:table-cell table:style-name="Table18.C1" office:value-type="string">
            <text:p text:style-name="P15">logics</text:p>
          </table:table-cell>
        </table:table-row>
        <table:table-row>
          <table:table-cell table:style-name="Table18.A2" office:value-type="string">
            <text:p text:style-name="P35">tag_1_out(logic[23:0])</text:p>
            <text:p text:style-name="P35">tag_2_out(logic[23:0])</text:p>
            <text:p text:style-name="P35">valid_1_out(logic)</text:p>
            <text:p text:style-name="P35">valid_2_out(logic)</text:p>
            <text:p text:style-name="P35"><text:soft-page-break/>mem_addr[31:8](logic[31:0])</text:p>
          </table:table-cell>
          <table:table-cell table:style-name="Table18.A2" office:value-type="string">
            <text:p text:style-name="P35">hit(logic)</text:p>
            <text:p text:style-name="P35">hit_way(logic)</text:p>
          </table:table-cell>
          <table:table-cell table:style-name="Table18.C2" office:value-type="string">
            <text:p text:style-name="P35">hit=0;</text:p>
            <text:p text:style-name="P35">hit_way=0;</text:p>
            <text:p text:style-name="P35">if (tag_1_out==mem_addr[31:8] <text:span text:style-name="T13">&amp;&amp; valid_1_out==1</text:span>)</text:p>
            <text:p text:style-name="P35"><text:s text:c="4"/>hit=1;</text:p>
            <text:p text:style-name="P35"><text:soft-page-break/><text:span text:style-name="T13">else </text:span>if (tag_2_out==mem_addr[31:8] <text:span text:style-name="T13">&amp;&amp; valid_2_out==1</text:span>) {</text:p>
            <text:p text:style-name="P35"><text:s text:c="4"/>hit=1;</text:p>
            <text:p text:style-name="P35"><text:s text:c="4"/>hit_way=1;</text:p>
            <text:p text:style-name="P35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0:23:48.709046810</meta:creation-date>
    <dc:date>2018-10-28T01:15:38.727181231</dc:date>
    <meta:editing-duration>PT39M47S</meta:editing-duration>
    <meta:editing-cycles>1</meta:editing-cycles>
    <meta:document-statistic meta:table-count="7" meta:image-count="0" meta:object-count="0" meta:page-count="4" meta:paragraph-count="186" meta:word-count="857" meta:character-count="7483" meta:non-whitespace-character-count="6159"/>
    <meta:generator>LibreOffice/5.3.6.1$Linux_X86_64 LibreOffice_project/30$Build-1</meta:generator>
  </office:meta>
</office:document-meta>
</file>